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20pt" fo:font-weight="bold" officeooo:rsid="001cfb0c" officeooo:paragraph-rsid="001cfb0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bold" officeooo:rsid="0020c5d7" officeooo:paragraph-rsid="0020c5d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rsid="0028715c" officeooo:paragraph-rsid="0028715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fo:font-weight="bold" officeooo:rsid="001c743a" officeooo:paragraph-rsid="001c743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743a" officeooo:paragraph-rsid="001c743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fb0c" officeooo:paragraph-rsid="001cfb0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c5d7" officeooo:paragraph-rsid="0020c5d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74672" officeooo:paragraph-rsid="0022adf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8715c" officeooo:paragraph-rsid="0028715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c743a" officeooo:paragraph-rsid="001c743a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20pt" fo:font-weight="bold" officeooo:rsid="001cfb0c" officeooo:paragraph-rsid="001cfb0c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fb0c" officeooo:paragraph-rsid="001cfb0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ffd50" officeooo:paragraph-rsid="003b7da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df6" officeooo:paragraph-rsid="0022adf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94da9" officeooo:paragraph-rsid="002ae98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94da9" officeooo:paragraph-rsid="002f627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94da9" officeooo:paragraph-rsid="003edc1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1cfb0c"/>
    </style:style>
    <style:style style:name="T1" style:family="text">
      <style:text-properties officeooo:rsid="001cfb0c"/>
    </style:style>
    <style:style style:name="T2" style:family="text">
      <style:text-properties officeooo:rsid="001ecc16"/>
    </style:style>
    <style:style style:name="T3" style:family="text">
      <style:text-properties officeooo:rsid="0024c0b5"/>
    </style:style>
    <style:style style:name="T4" style:family="text">
      <style:text-properties officeooo:rsid="0025cee7"/>
    </style:style>
    <style:style style:name="T5" style:family="text">
      <style:text-properties officeooo:rsid="0028715c"/>
    </style:style>
    <style:style style:name="T6" style:family="text">
      <style:text-properties officeooo:rsid="002ae981"/>
    </style:style>
    <style:style style:name="T7" style:family="text">
      <style:text-properties officeooo:rsid="002bd829"/>
    </style:style>
    <style:style style:name="T8" style:family="text">
      <style:text-properties officeooo:rsid="002d208c"/>
    </style:style>
    <style:style style:name="T9" style:family="text">
      <style:text-properties officeooo:rsid="002d7bff"/>
    </style:style>
    <style:style style:name="T10" style:family="text">
      <style:text-properties officeooo:rsid="002eeec4"/>
    </style:style>
    <style:style style:name="T11" style:family="text">
      <style:text-properties officeooo:rsid="002f6271"/>
    </style:style>
    <style:style style:name="T12" style:family="text">
      <style:text-properties officeooo:rsid="0030aaa9"/>
    </style:style>
    <style:style style:name="T13" style:family="text">
      <style:text-properties style:font-name="Times New Roman" fo:font-size="14pt" fo:font-weight="normal" officeooo:rsid="001cfb0c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d07db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30aaa9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7b380" style:font-size-asian="12.25pt" style:font-weight-asian="normal" style:font-size-complex="14pt" style:font-weight-complex="normal"/>
    </style:style>
    <style:style style:name="T17" style:family="text">
      <style:text-properties officeooo:rsid="0031dddc"/>
    </style:style>
    <style:style style:name="T18" style:family="text">
      <style:text-properties officeooo:rsid="0033457a"/>
    </style:style>
    <style:style style:name="T19" style:family="text">
      <style:text-properties officeooo:rsid="00358fca"/>
    </style:style>
    <style:style style:name="T20" style:family="text">
      <style:text-properties officeooo:rsid="0037c783"/>
    </style:style>
    <style:style style:name="T21" style:family="text">
      <style:text-properties officeooo:rsid="0039b094"/>
    </style:style>
    <style:style style:name="T22" style:family="text">
      <style:text-properties officeooo:rsid="0039cde5"/>
    </style:style>
    <style:style style:name="T23" style:family="text">
      <style:text-properties officeooo:rsid="003b7da0"/>
    </style:style>
    <style:style style:name="T24" style:family="text">
      <style:text-properties officeooo:rsid="003cfd16"/>
    </style:style>
    <style:style style:name="T25" style:family="text">
      <style:text-properties officeooo:rsid="003daf5b"/>
    </style:style>
    <style:style style:name="T26" style:family="text">
      <style:text-properties officeooo:rsid="003ec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 jeu du pendu</text:p>
      <text:p text:style-name="P4"><text:span text:style-name="T1">Introduction </text:span>:</text:p>
      <text:p text:style-name="P5"/>
      <text:p text:style-name="P12">Le jeu du pendu de mon enfance. Une feuille de papier, un crayon et de la réflexion.</text:p>
      <text:p text:style-name="P12">Rien de plus pour s’amuser en réfléchissant.</text:p>
      <text:p text:style-name="P6"/>
      <text:p text:style-name="P1">Technologie utilisées :</text:p>
      <text:p text:style-name="P6"/>
      <text:p text:style-name="P12">HTML / CSS / Javascript / Git</text:p>
      <text:p text:style-name="P6"/>
      <text:p text:style-name="P1">Description :</text:p>
      <text:p text:style-name="P6"/>
      <text:p text:style-name="P18"><text:span text:style-name="T13">J’ai voulu rest</text:span><text:span text:style-name="T14">er</text:span><text:span text:style-name="T13"> simple dans l’apparence. Peu de bouton et un aspect simple pour ne pas se perdre dans une interface trop lourde, </text:span><text:span text:style-name="T15">dans mon enfance la simplicité était de mise</text:span><text:span text:style-name="T16">.</text:span></text:p>
      <text:p text:style-name="P12"/>
      <text:p text:style-name="P12">Tou<text:span text:style-name="T8">t</text:span><text:span text:style-name="T12">es les interactions</text:span> se f<text:span text:style-name="T12">ont</text:span> avec des clics.</text:p>
      <text:p text:style-name="P12"/>
      <text:p text:style-name="P12">J’ai <text:span text:style-name="T18">utilisé</text:span> deux polices d’écriture <text:span text:style-name="T19">pour</text:span> donn<text:span text:style-name="T8">er</text:span> l’impression d’une feuille préparé<text:span text:style-name="T8">e </text:span>à l’avance qu’on rempli<text:span text:style-name="T8">t</text:span> ensuite avec l’alphabet, le dessin du pendu et le mot à trouver, <text:span text:style-name="T8">a</text:span><text:span text:style-name="T2">vec bien sûr un aspect d’écriture pour les deux.</text:span></text:p>
      <text:p text:style-name="P12"/>
      <text:p text:style-name="P13"><text:span text:style-name="T23">J’ai</text:span> au maximum <text:span text:style-name="T24">pu </text:span>faire correspondre les écritures avec les lignes <text:span text:style-name="T20">de la feuille, </text:span><text:span text:style-name="T25">sauf</text:span></text:p>
      <text:p text:style-name="P13"><text:span text:style-name="T25">l</text:span><text:span text:style-name="T23">es </text:span><text:span text:style-name="T25">r</text:span><text:span text:style-name="T23">ègles </text:span><text:span text:style-name="T25">qui</text:span> <text:span text:style-name="T23">furent</text:span> <text:span text:style-name="T9">difficile </text:span><text:span text:style-name="T23">à faire rentrer dans la marge en respectant l’</text:span><text:span text:style-name="T26">alignement</text:span><text:span text:style-name="T23"> sans risquer de les faire dépassées.</text:span></text:p>
      <text:p text:style-name="P7"/>
      <text:p text:style-name="P2">Améliorations possibles :</text:p>
      <text:p text:style-name="P7"/>
      <text:p text:style-name="P14"><text:span text:style-name="T17">M</text:span>on code JavaScript <text:span text:style-name="T17">pourrait être amélioré.</text:span></text:p>
      <text:p text:style-name="P14"/>
      <text:p text:style-name="P14">Je pourrais ajouter <text:span text:style-name="T3">des</text:span> mode<text:span text:style-name="T3">s</text:span> de difficulté en modifiant les différents tableaux et en rajout<text:span text:style-name="T4">er</text:span> d’autres, <text:span text:style-name="T8">a</text:span>insi qu’augmenter le nombre de mot à trouver.</text:p>
      <text:p text:style-name="P8"/>
      <text:p text:style-name="P3">Conclusion :</text:p>
      <text:p text:style-name="P9"/>
      <text:p text:style-name="P17">Le JavaScript permet de faire tellement de chose que l’on s’y perd. Trouver la logique pour tou<text:span text:style-name="T10">t</text:span> mettre en place n’est vraiment pas simple.</text:p>
      <text:p text:style-name="P16"/>
      <text:p text:style-name="P15"><text:span text:style-name="T7">B</text:span>eaucoup <text:span text:style-name="T11">de réflexion</text:span> <text:span text:style-name="T6">m</text:span>ais c’est une gymnastique que j’aime bien.</text:p>
      <text:p text:style-name="P15"/>
      <text:p text:style-name="P15"><text:span text:style-name="T5">J’ai beaucoup apprécié ce projet même si au début ce fût difficile, je sui</text:span>s<text:span text:style-name="T5"> très content du résulta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4:23:07.254000000</meta:creation-date>
    <meta:generator>LibreOffice/7.5.4.2$Windows_X86_64 LibreOffice_project/36ccfdc35048b057fd9854c757a8b67ec53977b6</meta:generator>
    <dc:date>2023-11-13T20:40:53.877000000</dc:date>
    <meta:editing-duration>PT57M38S</meta:editing-duration>
    <meta:editing-cycles>39</meta:editing-cycles>
    <meta:document-statistic meta:table-count="0" meta:image-count="0" meta:object-count="0" meta:page-count="1" meta:paragraph-count="19" meta:word-count="239" meta:character-count="1418" meta:non-whitespace-character-count="1198"/>
  </office:meta>
</office:document-meta>
</file>